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5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style:font-name-asian="Droid Sans Fallback" style:font-name-complex="Noto Sans Devanagari"/>
    </style:style>
    <style:style style:name="ce3" style:family="table-cell" style:parent-style-name="Default" style:data-style-name="N3"/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merica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America</text:p>
          </table:table-cell>
          <table:table-cell table:formula="of:=[.B1]+[.B5]+[.B6]+[.B10]+[.B12]+[.B87]+[.B99]+[.B100]+[.B106]+[.B115]"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China</text:p>
          </table:table-cell>
          <table:table-cell table:formula="of:=[.B2]+[.B86]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Mexico</text:p>
          </table:table-cell>
          <table:table-cell table:formula="of:=[.B3]+[.B47]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Iran</text:p>
          </table:table-cell>
          <table:table-cell table:formula="of:=[.B8]+[.B200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he United States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Israel</text:p>
          </table:table-cell>
          <table:table-cell table:formula="of:=[.B9]+[.B181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merican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Iraq</text:p>
          </table:table-cell>
          <table:table-cell table:formula="of:=[.B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an</text:p>
          </table:table-cell>
          <table:table-cell table:formula="of:=[.B13]+[.B166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Russia</text:p>
          </table:table-cell>
          <table:table-cell table:formula="of:=[.B24]+[.B94]+[.B162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Syria</text:p>
          </table:table-cell>
          <table:table-cell table:formula="of:=[.B31]+[.B69]+[.B177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U.S.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France</text:p>
          </table:table-cell>
          <table:table-cell table:formula="of:=[.B33]+[.B52]+[.B188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Saudi Arabia</text:p>
          </table:table-cell>
          <table:table-cell table:formula="of:=[.B39]+[.B196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outh Korea</text:p>
          </table:table-cell>
          <table:table-cell table:formula="of:=[.B40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UK</text:p>
          </table:table-cell>
          <table:table-cell table:formula="of:=[.B63]+[.B101]+[.B135]+[.B171]+[.B189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emocrats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Germany</text:p>
          </table:table-cell>
          <table:table-cell table:formula="of:=[.B4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Libya</text:p>
          </table:table-cell>
          <table:table-cell table:formula="of:=[.B5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Yemen</text:p>
          </table:table-cell>
          <table:table-cell table:formula="of:=[.B58]+[.B16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North Korea</text:p>
          </table:table-cell>
          <table:table-cell table:formula="of:=[.B6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Ukraine</text:p>
          </table:table-cell>
          <table:table-cell table:formula="of:=[.B7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office:value-type="string" calcext:value-type="string">
            <text:p>Afghanistan</text:p>
          </table:table-cell>
          <table:table-cell table:formula="of:=[.B80]+[.B12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uba</text:p>
          </table:table-cell>
          <table:table-cell table:formula="of:=[.B8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Belgium</text:p>
          </table:table-cell>
          <table:table-cell table:formula="of:=[.B8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publican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alestine</text:p>
          </table:table-cell>
          <table:table-cell table:style-name="ce3" table:formula="of:=[.B92]+[.B161]+[.B198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publicans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Qatar</text:p>
          </table:table-cell>
          <table:table-cell table:formula="of:=[.B11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anada</text:p>
          </table:table-cell>
          <table:table-cell table:formula="of:=[.B114]+[.B16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slami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ustralia</text:p>
          </table:table-cell>
          <table:table-cell table:formula="of:=[.B1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Turkey</text:p>
          </table:table-cell>
          <table:table-cell table:formula="of:=[.B11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bama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weden</text:p>
          </table:table-cell>
          <table:table-cell table:formula="of:=[.B12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Italy</text:p>
          </table:table-cell>
          <table:table-cell table:formula="of:=[.B14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akistan</text:p>
          </table:table-cell>
          <table:table-cell table:formula="of:=[.B1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UAE</text:p>
          </table:table-cell>
          <table:table-cell table:formula="of:=[.B15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Denmark</text:p>
          </table:table-cell>
          <table:table-cell table:formula="of:=[.B1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orway</text:p>
          </table:table-cell>
          <table:table-cell table:formula="of:=[.B16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omalia</text:p>
          </table:table-cell>
          <table:table-cell table:formula="of:=[.B17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panic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witzerland</text:p>
          </table:table-cell>
          <table:table-cell table:formula="of:=[.B17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C.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ando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xican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ians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panic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ian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lim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wish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cra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li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pa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rian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Bernardino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vill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hatta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lantic Cit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ncinnati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 Vega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ive American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amacar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 Moine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lott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stinia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nk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sian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v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ani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ican-America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ican-American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tsburgh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orker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United State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mingto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ghazi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Jo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 Rapid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o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edo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timor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gha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w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an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m Beach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United States of Americ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e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ai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m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yettevill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anapoli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dar Rapid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io-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le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rado Spring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o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sbor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u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roi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sacol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mp Towe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ianit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ba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stinian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sia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ia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ali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nt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v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fiel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lahasse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ri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stow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raeli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ukesh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anok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vil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hei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racu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an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di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i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o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lest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hington D.C.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ywoo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Alli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UNITED STAT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Britai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Y.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Carolina-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asot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uquerqu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le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crat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Augusti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u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tysbur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e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Loui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stow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et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angelical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n Hal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tona Beac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chanicsbur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.V.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ber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is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ica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rament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.A.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Ben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e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e Haut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ansvil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ffal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pm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hp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wauke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IvankaTrump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Soviet Un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’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dah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brew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ca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cal Islam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ja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ban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.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Bow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.C.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kele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ami-Da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SenateMajLd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SpeakerRy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TER FRAU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M.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z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g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chucktod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States Nav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 Par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wa-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C.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an/Americ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dmin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ilt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koster4missour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:30p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she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m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:00p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o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MayorRGiulian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ley For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st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SJSOPI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ynton Beac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holi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ginia Beac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w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tch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aware Coun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i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:00p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ama (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ss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E COUN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e Coun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:00p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us-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lan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ville Valle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Virgin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n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ebl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hei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J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dfo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Hampshire-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bour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tle Havan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Kore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realDonaldTrum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hington Sta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 Easter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ls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l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Pe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v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evil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ginia-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n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is Coun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:30p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 Lauderda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ingd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bastian Coun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HillaryClint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ania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States'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lan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vada-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son City: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bur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-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.P.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nic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oning Coun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on Rou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cahonta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Josep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fiel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C.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ghda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promp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Alle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xist Democra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 Avi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khar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TrumpScotlan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d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SIno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ifornia-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n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ing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.S.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i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ka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ed Hill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ah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varez/Kh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ga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si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a Mes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AmericaGreatAg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Che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de Island-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por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n Islan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tchess Coun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TOW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tsburgh-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e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Politic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Cros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MELANIATRUM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usa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cr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ublic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t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cs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zi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Czech Republ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ama/Clint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ve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y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i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nde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xica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Gaza Stri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z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West Ban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s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raeli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Poi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usale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q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mou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estl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ughkeepsi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Gulf Stat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ddaf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pende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ond Amend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Gulf Stat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1%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%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Englan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ians’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rl Harb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’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ssa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ney’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PA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JTrump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5%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United State’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et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d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ork Tim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.A.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AN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Y 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'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KIN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 C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ing Speech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Empire Sta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8T02:33:12.417088403</dc:date>
    <meta:editing-duration>PT26M36S</meta:editing-duration>
    <meta:editing-cycles>3</meta:editing-cycles>
    <meta:generator>LibreOffice/5.2.5.1$Linux_X86_64 LibreOffice_project/20m0$Build-1</meta:generator>
    <meta:document-statistic meta:table-count="1" meta:cell-count="1052" meta:object-count="0"/>
  </office:meta>
</office:document-meta>
</file>